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_32__20_Dots_20_1_20_Dash" svg:stroke-color="#66666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2.856cm" svg:y1="18.489cm" svg:x2="23.108cm" svg:y2="5.691cm">
          <text:p/>
        </draw:line>
        <draw:path draw:style-name="gr2" draw:text-style-name="P1" draw:layer="layout" svg:width="19.338cm" svg:height="7.475cm" draw:transform="rotate (0.289899188756258) translate (4.47919955456526cm 10.7167223297817cm)" svg:viewBox="0 0 19339 7476" svg:d="M0 7307c484 43 966-53 1449-34 518 21 1012 269 1538 186 520-81 1033-241 1560-273 604-37 1177-255 1655-595 432-306 918-539 1316-891 428-378 850-714 1262-1101 425-400 1019-597 1430-1013 398-403 826-754 1261-1101 443-353 783-787 1323-1044 531-253 929-796 1516-909 530-102 985-311 1494-448 492-133 991-71 1496-60 481 10 897 144 1360 134l464 138 215 64">
          <text:p/>
        </draw:path>
        <draw:line draw:style-name="gr2" draw:text-style-name="P1" draw:layer="layout" svg:x1="3.794cm" svg:y1="18.65cm" svg:x2="3.794cm" svg:y2="1.378cm">
          <text:p/>
        </draw:line>
        <draw:line draw:style-name="gr2" draw:text-style-name="P1" draw:layer="layout" svg:x1="3.794cm" svg:y1="18.65cm" svg:x2="26.4cm" svg:y2="18.65cm">
          <text:p/>
        </draw:line>
        <draw:frame draw:style-name="gr3" draw:text-style-name="P2" draw:layer="layout" svg:width="3.579cm" svg:height="1.662cm" svg:x="3.94cm" svg:y="0.97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" draw:text-style-name="P1" draw:layer="layout" svg:x1="3.794cm" svg:y1="4.257cm" svg:x2="26.035cm" svg:y2="4.257cm">
          <text:p/>
        </draw:line>
        <draw:frame draw:style-name="gr3" draw:text-style-name="P2" draw:layer="layout" svg:width="1.128cm" svg:height="1.342cm" svg:x="24.802cm" svg:y="18.97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2" draw:text-style-name="P1" draw:layer="layout" svg:x1="7.604cm" svg:y1="18.65cm" svg:x2="7.604cm" svg:y2="19.158cm">
          <text:p/>
        </draw:line>
        <draw:line draw:style-name="gr2" draw:text-style-name="P1" draw:layer="layout" svg:x1="11.204cm" svg:y1="18.696cm" svg:x2="11.204cm" svg:y2="19.204cm">
          <text:p/>
        </draw:line>
        <draw:line draw:style-name="gr2" draw:text-style-name="P1" draw:layer="layout" svg:x1="15.392cm" svg:y1="18.65cm" svg:x2="15.392cm" svg:y2="19.158cm">
          <text:p/>
        </draw:line>
        <draw:line draw:style-name="gr2" draw:text-style-name="P1" draw:layer="layout" svg:x1="22.904cm" svg:y1="18.65cm" svg:x2="22.904cm" svg:y2="19.158cm">
          <text:p/>
        </draw:line>
        <draw:frame draw:style-name="gr3" draw:text-style-name="P2" draw:layer="layout" svg:width="1.684cm" svg:height="1.055cm" svg:x="6.696cm" svg:y="19.35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1.694cm" svg:height="1.055cm" svg:x="10.482cm" svg:y="19.35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1.547cm" svg:height="1.055cm" svg:x="14.724cm" svg:y="19.41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2" draw:layer="layout" svg:width="1.87cm" svg:height="1.055cm" svg:x="21.836cm" svg:y="19.38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1.705cm" svg:height="0.255cm" svg:x="19.342cm" svg:y="19.4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1.705cm" svg:height="0.255cm" svg:x="12.742cm" svg:y="19.46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" draw:text-style-name="P3" draw:layer="layout" svg:width="0.572cm" svg:height="0.508cm" svg:x="7.34cm" svg:y="1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72cm" svg:height="0.508cm" svg:x="11.141cm" svg:y="15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72cm" svg:height="0.508cm" svg:x="15.24cm" svg:y="10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572cm" svg:height="0.508cm" svg:x="22.8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74cm" svg:height="1.342cm" svg:x="2.712cm" svg:y="18.69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2" draw:layer="layout" svg:width="1.869cm" svg:height="1.34cm" svg:x="2.163cm" svg:y="16.92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2" draw:layer="layout" svg:width="1.889cm" svg:height="1.34cm" svg:x="2.143cm" svg:y="15.37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2" draw:layer="layout" svg:width="1.788cm" svg:height="1.34cm" svg:x="2.144cm" svg:y="10.0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2" draw:layer="layout" svg:width="1.993cm" svg:height="1.34cm" svg:x="2.054cm" svg:y="4.79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" draw:text-style-name="P1" draw:layer="layout" svg:x1="7.604cm" svg:y1="18.65cm" svg:x2="7.604cm" svg:y2="17.788cm">
          <text:p/>
        </draw:line>
        <draw:line draw:style-name="gr1" draw:text-style-name="P1" draw:layer="layout" svg:x1="11.304cm" svg:y1="18.719cm" svg:x2="11.352cm" svg:y2="16.289cm">
          <text:p/>
        </draw:line>
        <draw:line draw:style-name="gr1" draw:text-style-name="P1" draw:layer="layout" svg:x1="15.38cm" svg:y1="18.604cm" svg:x2="15.494cm" svg:y2="11.176cm">
          <text:p/>
        </draw:line>
        <draw:line draw:style-name="gr1" draw:text-style-name="P1" draw:layer="layout" svg:x1="3.981cm" svg:y1="17.434cm" svg:x2="7.34cm" svg:y2="17.434cm">
          <text:p/>
        </draw:line>
        <draw:line draw:style-name="gr1" draw:text-style-name="P1" draw:layer="layout" svg:x1="3.831cm" svg:y1="16.034cm" svg:x2="10.261cm" svg:y2="16.034cm">
          <text:p/>
        </draw:line>
        <draw:line draw:style-name="gr1" draw:text-style-name="P1" draw:layer="layout" svg:x1="3.932cm" svg:y1="10.922cm" svg:x2="15.24cm" svg:y2="10.922cm">
          <text:p/>
        </draw:line>
        <draw:line draw:style-name="gr1" draw:text-style-name="P1" draw:layer="layout" svg:x1="3.935cm" svg:y1="5.534cm" svg:x2="22.86cm" svg:y2="5.534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o Ruas</meta:initial-creator>
    <meta:creation-date>2017-01-16T05:18:51.621003406</meta:creation-date>
    <dc:date>2017-01-25T22:01:02.635966546</dc:date>
    <meta:editing-duration>PT38M23S</meta:editing-duration>
    <meta:editing-cycles>11</meta:editing-cycles>
    <meta:generator>LibreOffice/5.2.2.2$Linux_X86_64 LibreOffice_project/20m0$Build-2</meta:generator>
    <meta:document-statistic meta:object-count="56"/>
  </office:meta>
</office:document-meta>
</file>

<file path=Object 1/content.xml><?xml version="1.0" encoding="utf-8"?>
<math xmlns="http://www.w3.org/1998/Math/MathML" display="block">
  <semantics>
    <mrow>
      <mover accent="true">
        <msub>
          <mi>Q</mi>
          <mi>x</mi>
        </msub>
        <mo stretchy="false">^</mo>
      </mover>
      <mrow>
        <mo fence="true" stretchy="false">(</mo>
        <mrow>
          <mi mathvariant="normal">α</mi>
        </mrow>
        <mo fence="true" stretchy="false">)</mo>
      </mrow>
    </mrow>
    <annotation encoding="StarMath 5.0">hat {Q} _{x }( %alpha )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11/content.xml><?xml version="1.0" encoding="utf-8"?>
<math xmlns="http://www.w3.org/1998/Math/MathML" display="block">
  <semantics>
    <msup>
      <mi>q</mi>
      <msub>
        <mi mathvariant="normal">α</mi>
        <mn>1</mn>
      </msub>
    </msup>
    <annotation encoding="StarMath 5.0">q^{%alpha_1}</annotation>
  </semantics>
</math>
</file>

<file path=Object 12/content.xml><?xml version="1.0" encoding="utf-8"?>
<math xmlns="http://www.w3.org/1998/Math/MathML" display="block">
  <semantics>
    <msup>
      <mi>q</mi>
      <msub>
        <mi mathvariant="normal">α</mi>
        <mn>2</mn>
      </msub>
    </msup>
    <annotation encoding="StarMath 5.0">q^{%alpha_2}</annotation>
  </semantics>
</math>
</file>

<file path=Object 13/content.xml><?xml version="1.0" encoding="utf-8"?>
<math xmlns="http://www.w3.org/1998/Math/MathML" display="block">
  <semantics>
    <msup>
      <mi>q</mi>
      <msub>
        <mi mathvariant="normal">α</mi>
        <mi>i</mi>
      </msub>
    </msup>
    <annotation encoding="StarMath 5.0">q^{%alpha_i}</annotation>
  </semantics>
</math>
</file>

<file path=Object 14/content.xml><?xml version="1.0" encoding="utf-8"?>
<math xmlns="http://www.w3.org/1998/Math/MathML" display="block">
  <semantics>
    <msup>
      <mi>q</mi>
      <msub>
        <mi mathvariant="normal">α</mi>
        <mi>Q</mi>
      </msub>
    </msup>
    <annotation encoding="StarMath 5.0">q^{%alpha_Q}</annotation>
  </semantics>
</math>
</file>

<file path=Object 3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sub>
      <mi mathvariant="normal">α</mi>
      <mn>1</mn>
    </msub>
    <annotation encoding="StarMath 5.0">%alpha_1</annotation>
  </semantics>
</math>
</file>

<file path=Object 5/content.xml><?xml version="1.0" encoding="utf-8"?>
<math xmlns="http://www.w3.org/1998/Math/MathML" display="block">
  <semantics>
    <msub>
      <mi mathvariant="normal">α</mi>
      <mn>2</mn>
    </msub>
    <annotation encoding="StarMath 5.0">%alpha_2</annotation>
  </semantics>
</math>
</file>

<file path=Object 6/content.xml><?xml version="1.0" encoding="utf-8"?>
<math xmlns="http://www.w3.org/1998/Math/MathML" display="block">
  <semantics>
    <msub>
      <mi mathvariant="normal">α</mi>
      <mi>i</mi>
    </msub>
    <annotation encoding="StarMath 5.0">%alpha_i</annotation>
  </semantics>
</math>
</file>

<file path=Object 7/content.xml><?xml version="1.0" encoding="utf-8"?>
<math xmlns="http://www.w3.org/1998/Math/MathML" display="block">
  <semantics>
    <msub>
      <mi mathvariant="normal">α</mi>
      <mi>Q</mi>
    </msub>
    <annotation encoding="StarMath 5.0">%alpha_Q</annotation>
  </semantics>
</math>
</file>

<file path=Object 8/content.xml><?xml version="1.0" encoding="utf-8"?>
<math xmlns="http://www.w3.org/1998/Math/MathML" display="block">
  <semantics>
    <mo stretchy="false">⋯</mo>
    <annotation encoding="StarMath 5.0">dotsaxis</annotation>
  </semantics>
</math>
</file>

<file path=Object 9/content.xml><?xml version="1.0" encoding="utf-8"?>
<math xmlns="http://www.w3.org/1998/Math/MathML" display="block">
  <semantics>
    <mo stretchy="false">⋯</mo>
    <annotation encoding="StarMath 5.0">dotsaxis </annotation>
  </semantics>
</math>
</file>